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a1" style:family="table">
      <style:table-properties style:width="16.51cm" style:rel-width="100%" fo:margin-left="0.002cm" fo:margin-top="0cm" fo:margin-bottom="0cm" table:align="left" style:writing-mode="page"/>
    </style:style>
    <style:style style:name="Tabla1.A" style:family="table-column">
      <style:table-column-properties style:column-width="4.939cm" style:rel-column-width="19601*"/>
    </style:style>
    <style:style style:name="Tabla1.B" style:family="table-column">
      <style:table-column-properties style:column-width="11.571cm" style:rel-column-width="45933*"/>
    </style:style>
    <style:style style:name="Tabla1.1" style:family="table-row">
      <style:table-row-properties fo:keep-together="auto"/>
    </style:style>
    <style:style style:name="Tabla1.A1" style:family="table-cell">
      <style:table-cell-properties fo:background-color="#2e75b6" fo:padding-left="0.212cm" fo:padding-right="0.212cm" fo:padding-top="0.176cm" fo:padding-bottom="0.176cm" fo:border="0.1pt solid #cccccc">
        <style:background-image/>
      </style:table-cell-properties>
    </style:style>
    <style:style style:name="Tabla1.A2" style:family="table-cell">
      <style:table-cell-properties fo:padding-left="0.212cm" fo:padding-right="0.212cm" fo:padding-top="0.176cm" fo:padding-bottom="0.176cm" fo:border="0.1pt solid #cccccc"/>
    </style:style>
    <style:style style:name="Tabla1.B2" style:family="table-cell">
      <style:table-cell-properties fo:padding-left="0.212cm" fo:padding-right="0.212cm" fo:padding-top="0.176cm" fo:padding-bottom="0.176cm" fo:border="0.1pt solid #cccccc"/>
    </style:style>
    <style:style style:name="Tabla1.A3" style:family="table-cell">
      <style:table-cell-properties fo:background-color="#f2f2f2" fo:padding-left="0.212cm" fo:padding-right="0.212cm" fo:padding-top="0.176cm" fo:padding-bottom="0.176cm" fo:border="0.1pt solid #cccccc">
        <style:background-image/>
      </style:table-cell-properties>
    </style:style>
    <style:style style:name="Tabla1.A4" style:family="table-cell">
      <style:table-cell-properties fo:padding-left="0.212cm" fo:padding-right="0.212cm" fo:padding-top="0.176cm" fo:padding-bottom="0.176cm" fo:border="0.1pt solid #cccccc"/>
    </style:style>
    <style:style style:name="Tabla1.B4" style:family="table-cell">
      <style:table-cell-properties fo:padding-left="0.212cm" fo:padding-right="0.212cm" fo:padding-top="0.176cm" fo:padding-bottom="0.176cm" fo:border="0.1pt solid #cccccc"/>
    </style:style>
    <style:style style:name="Tabla2" style:family="table">
      <style:table-properties style:width="16.51cm" style:rel-width="100%" fo:margin-left="0.002cm" fo:margin-top="0cm" fo:margin-bottom="0cm" table:align="left" style:writing-mode="page"/>
    </style:style>
    <style:style style:name="Tabla2.A" style:family="table-column">
      <style:table-column-properties style:column-width="2.469cm" style:rel-column-width="9804*"/>
    </style:style>
    <style:style style:name="Tabla2.B" style:family="table-column">
      <style:table-column-properties style:column-width="14.041cm" style:rel-column-width="55730*"/>
    </style:style>
    <style:style style:name="Tabla2.1" style:family="table-row">
      <style:table-row-properties fo:keep-together="auto"/>
    </style:style>
    <style:style style:name="Tabla2.A1" style:family="table-cell">
      <style:table-cell-properties fo:background-color="#5b9bd5" fo:padding-left="0.212cm" fo:padding-right="0.212cm" fo:padding-top="0.176cm" fo:padding-bottom="0.176cm" fo:border="0.1pt solid #cccccc">
        <style:background-image/>
      </style:table-cell-properties>
    </style:style>
    <style:style style:name="Tabla2.A2" style:family="table-cell">
      <style:table-cell-properties fo:padding-left="0.212cm" fo:padding-right="0.212cm" fo:padding-top="0.176cm" fo:padding-bottom="0.176cm" fo:border="0.1pt solid #cccccc"/>
    </style:style>
    <style:style style:name="Tabla2.B2" style:family="table-cell">
      <style:table-cell-properties fo:padding-left="0.212cm" fo:padding-right="0.212cm" fo:padding-top="0.176cm" fo:padding-bottom="0.176cm" fo:border="0.1pt solid #cccccc"/>
    </style:style>
    <style:style style:name="Tabla2.A3" style:family="table-cell">
      <style:table-cell-properties fo:background-color="#f2f2f2" fo:padding-left="0.212cm" fo:padding-right="0.212cm" fo:padding-top="0.176cm" fo:padding-bottom="0.176cm" fo:border="0.1pt solid #cccccc">
        <style:background-image/>
      </style:table-cell-properties>
    </style:style>
    <style:style style:name="Tabla2.A4" style:family="table-cell">
      <style:table-cell-properties fo:padding-left="0.212cm" fo:padding-right="0.212cm" fo:padding-top="0.176cm" fo:padding-bottom="0.176cm" fo:border="0.1pt solid #cccccc"/>
    </style:style>
    <style:style style:name="Tabla2.B4" style:family="table-cell">
      <style:table-cell-properties fo:padding-left="0.212cm" fo:padding-right="0.212cm" fo:padding-top="0.176cm" fo:padding-bottom="0.176cm" fo:border="0.1pt solid #cccccc"/>
    </style:style>
    <style:style style:name="Tabla2.A6" style:family="table-cell">
      <style:table-cell-properties fo:padding-left="0.212cm" fo:padding-right="0.212cm" fo:padding-top="0.176cm" fo:padding-bottom="0.176cm" fo:border="0.1pt solid #cccccc"/>
    </style:style>
    <style:style style:name="Tabla2.B6" style:family="table-cell">
      <style:table-cell-properties fo:padding-left="0.212cm" fo:padding-right="0.212cm" fo:padding-top="0.176cm" fo:padding-bottom="0.176cm" fo:border="0.1pt solid #cccccc"/>
    </style:style>
    <style:style style:name="Tabla3" style:family="table">
      <style:table-properties style:width="16.51cm" style:rel-width="100%" fo:margin-left="0.002cm" fo:margin-top="0cm" fo:margin-bottom="0cm" table:align="left" style:writing-mode="page"/>
    </style:style>
    <style:style style:name="Tabla3.A" style:family="table-column">
      <style:table-column-properties style:column-width="5.292cm" style:rel-column-width="21003*"/>
    </style:style>
    <style:style style:name="Tabla3.B" style:family="table-column">
      <style:table-column-properties style:column-width="11.218cm" style:rel-column-width="44531*"/>
    </style:style>
    <style:style style:name="Tabla3.1" style:family="table-row">
      <style:table-row-properties fo:keep-together="auto"/>
    </style:style>
    <style:style style:name="Tabla3.A1" style:family="table-cell">
      <style:table-cell-properties fo:background-color="#2e75b6" fo:padding-left="0.212cm" fo:padding-right="0.212cm" fo:padding-top="0.176cm" fo:padding-bottom="0.176cm" fo:border="0.1pt solid #cccccc">
        <style:background-image/>
      </style:table-cell-properties>
    </style:style>
    <style:style style:name="Tabla3.A2" style:family="table-cell">
      <style:table-cell-properties fo:padding-left="0.212cm" fo:padding-right="0.212cm" fo:padding-top="0.176cm" fo:padding-bottom="0.176cm" fo:border="0.1pt solid #cccccc"/>
    </style:style>
    <style:style style:name="Tabla3.B2" style:family="table-cell">
      <style:table-cell-properties fo:padding-left="0.212cm" fo:padding-right="0.212cm" fo:padding-top="0.176cm" fo:padding-bottom="0.176cm" fo:border="0.1pt solid #cccccc"/>
    </style:style>
    <style:style style:name="Tabla3.A3" style:family="table-cell">
      <style:table-cell-properties fo:background-color="#f2f2f2" fo:padding-left="0.212cm" fo:padding-right="0.212cm" fo:padding-top="0.176cm" fo:padding-bottom="0.176cm" fo:border="0.1pt solid #cccccc">
        <style:background-image/>
      </style:table-cell-properties>
    </style:style>
    <style:style style:name="Tabla3.A4" style:family="table-cell">
      <style:table-cell-properties fo:padding-left="0.212cm" fo:padding-right="0.212cm" fo:padding-top="0.176cm" fo:padding-bottom="0.176cm" fo:border="0.1pt solid #cccccc"/>
    </style:style>
    <style:style style:name="Tabla3.B4" style:family="table-cell">
      <style:table-cell-properties fo:padding-left="0.212cm" fo:padding-right="0.212cm" fo:padding-top="0.176cm" fo:padding-bottom="0.176cm" fo:border="0.1pt solid #cccccc"/>
    </style:style>
    <style:style style:name="Tabla3.A6" style:family="table-cell">
      <style:table-cell-properties fo:padding-left="0.212cm" fo:padding-right="0.212cm" fo:padding-top="0.176cm" fo:padding-bottom="0.176cm" fo:border="0.1pt solid #cccccc"/>
    </style:style>
    <style:style style:name="Tabla3.B6" style:family="table-cell">
      <style:table-cell-properties fo:padding-left="0.212cm" fo:padding-right="0.212cm" fo:padding-top="0.176cm" fo:padding-bottom="0.176cm" fo:border="0.1pt solid #cccccc"/>
    </style:style>
    <style:style style:name="Tabla4" style:family="table">
      <style:table-properties style:width="16.51cm" style:rel-width="100%" fo:margin-left="0.002cm" fo:margin-top="0cm" fo:margin-bottom="0cm" table:align="left" style:writing-mode="page"/>
    </style:style>
    <style:style style:name="Tabla4.A" style:family="table-column">
      <style:table-column-properties style:column-width="6.174cm" style:rel-column-width="24503*"/>
    </style:style>
    <style:style style:name="Tabla4.B" style:family="table-column">
      <style:table-column-properties style:column-width="10.336cm" style:rel-column-width="41031*"/>
    </style:style>
    <style:style style:name="Tabla4.1" style:family="table-row">
      <style:table-row-properties fo:keep-together="auto"/>
    </style:style>
    <style:style style:name="Tabla4.A1" style:family="table-cell">
      <style:table-cell-properties fo:background-color="#2e75b6" fo:padding-left="0.212cm" fo:padding-right="0.212cm" fo:padding-top="0.176cm" fo:padding-bottom="0.176cm" fo:border="0.1pt solid #cccccc">
        <style:background-image/>
      </style:table-cell-properties>
    </style:style>
    <style:style style:name="Tabla4.A2" style:family="table-cell">
      <style:table-cell-properties fo:padding-left="0.212cm" fo:padding-right="0.212cm" fo:padding-top="0.176cm" fo:padding-bottom="0.176cm" fo:border="0.1pt solid #cccccc"/>
    </style:style>
    <style:style style:name="Tabla4.B2" style:family="table-cell">
      <style:table-cell-properties fo:padding-left="0.212cm" fo:padding-right="0.212cm" fo:padding-top="0.176cm" fo:padding-bottom="0.176cm" fo:border="0.1pt solid #cccccc"/>
    </style:style>
    <style:style style:name="Tabla4.A3" style:family="table-cell">
      <style:table-cell-properties fo:background-color="#f2f2f2" fo:padding-left="0.212cm" fo:padding-right="0.212cm" fo:padding-top="0.176cm" fo:padding-bottom="0.176cm" fo:border="0.1pt solid #cccccc">
        <style:background-image/>
      </style:table-cell-properties>
    </style:style>
    <style:style style:name="Tabla4.A4" style:family="table-cell">
      <style:table-cell-properties fo:padding-left="0.212cm" fo:padding-right="0.212cm" fo:padding-top="0.176cm" fo:padding-bottom="0.176cm" fo:border="0.1pt solid #cccccc"/>
    </style:style>
    <style:style style:name="Tabla4.B4" style:family="table-cell">
      <style:table-cell-properties fo:padding-left="0.212cm" fo:padding-right="0.212cm" fo:padding-top="0.176cm" fo:padding-bottom="0.176cm" fo:border="0.1pt solid #cccccc"/>
    </style:style>
    <style:style style:name="Tabla4.A6" style:family="table-cell">
      <style:table-cell-properties fo:padding-left="0.212cm" fo:padding-right="0.212cm" fo:padding-top="0.176cm" fo:padding-bottom="0.176cm" fo:border="0.1pt solid #cccccc"/>
    </style:style>
    <style:style style:name="Tabla4.B6" style:family="table-cell">
      <style:table-cell-properties fo:padding-left="0.212cm" fo:padding-right="0.212cm" fo:padding-top="0.176cm" fo:padding-bottom="0.176cm" fo:border="0.1pt solid #cccccc"/>
    </style:style>
    <style:style style:name="Tabla5" style:family="table">
      <style:table-properties style:width="16.51cm" style:rel-width="100%" fo:margin-left="0.002cm" fo:margin-top="0cm" fo:margin-bottom="0cm" table:align="left" style:writing-mode="page"/>
    </style:style>
    <style:style style:name="Tabla5.A" style:family="table-column">
      <style:table-column-properties style:column-width="7.056cm" style:rel-column-width="28009*"/>
    </style:style>
    <style:style style:name="Tabla5.B" style:family="table-column">
      <style:table-column-properties style:column-width="9.453cm" style:rel-column-width="37525*"/>
    </style:style>
    <style:style style:name="Tabla5.1" style:family="table-row">
      <style:table-row-properties fo:keep-together="auto"/>
    </style:style>
    <style:style style:name="Tabla5.A1" style:family="table-cell">
      <style:table-cell-properties fo:background-color="#5b9bd5" fo:padding-left="0.212cm" fo:padding-right="0.212cm" fo:padding-top="0.176cm" fo:padding-bottom="0.176cm" fo:border="0.1pt solid #cccccc">
        <style:background-image/>
      </style:table-cell-properties>
    </style:style>
    <style:style style:name="Tabla5.A2" style:family="table-cell">
      <style:table-cell-properties fo:padding-left="0.212cm" fo:padding-right="0.212cm" fo:padding-top="0.176cm" fo:padding-bottom="0.176cm" fo:border="0.1pt solid #cccccc"/>
    </style:style>
    <style:style style:name="Tabla5.B2" style:family="table-cell">
      <style:table-cell-properties fo:padding-left="0.212cm" fo:padding-right="0.212cm" fo:padding-top="0.176cm" fo:padding-bottom="0.176cm" fo:border="0.1pt solid #cccccc"/>
    </style:style>
    <style:style style:name="Tabla5.A3" style:family="table-cell">
      <style:table-cell-properties fo:background-color="#f2f2f2" fo:padding-left="0.212cm" fo:padding-right="0.212cm" fo:padding-top="0.176cm" fo:padding-bottom="0.176cm" fo:border="0.1pt solid #cccccc">
        <style:background-image/>
      </style:table-cell-properties>
    </style:style>
    <style:style style:name="Tabla5.A4" style:family="table-cell">
      <style:table-cell-properties fo:padding-left="0.212cm" fo:padding-right="0.212cm" fo:padding-top="0.176cm" fo:padding-bottom="0.176cm" fo:border="0.1pt solid #cccccc"/>
    </style:style>
    <style:style style:name="Tabla5.B4" style:family="table-cell">
      <style:table-cell-properties fo:padding-left="0.212cm" fo:padding-right="0.212cm" fo:padding-top="0.176cm" fo:padding-bottom="0.176cm" fo:border="0.1pt solid #cccccc"/>
    </style:style>
    <style:style style:name="Tabla5.A6" style:family="table-cell">
      <style:table-cell-properties fo:padding-left="0.212cm" fo:padding-right="0.212cm" fo:padding-top="0.176cm" fo:padding-bottom="0.176cm" fo:border="0.1pt solid #cccccc"/>
    </style:style>
    <style:style style:name="Tabla5.B6" style:family="table-cell">
      <style:table-cell-properties fo:padding-left="0.212cm" fo:padding-right="0.212cm" fo:padding-top="0.176cm" fo:padding-bottom="0.176cm" fo:border="0.1pt solid #cccccc"/>
    </style:style>
    <style:style style:name="Tabla5.A8" style:family="table-cell">
      <style:table-cell-properties fo:padding-left="0.212cm" fo:padding-right="0.212cm" fo:padding-top="0.176cm" fo:padding-bottom="0.176cm" fo:border="0.1pt solid #cccccc"/>
    </style:style>
    <style:style style:name="Tabla5.B8" style:family="table-cell">
      <style:table-cell-properties fo:padding-left="0.212cm" fo:padding-right="0.212cm" fo:padding-top="0.176cm" fo:padding-bottom="0.176cm" fo:border="0.1pt solid #cccccc"/>
    </style:style>
    <style:style style:name="Tabla5.A10" style:family="table-cell">
      <style:table-cell-properties fo:padding-left="0.212cm" fo:padding-right="0.212cm" fo:padding-top="0.176cm" fo:padding-bottom="0.176cm" fo:border="0.1pt solid #cccccc"/>
    </style:style>
    <style:style style:name="Tabla5.B10" style:family="table-cell">
      <style:table-cell-properties fo:padding-left="0.212cm" fo:padding-right="0.212cm" fo:padding-top="0.176cm" fo:padding-bottom="0.176cm" fo:border="0.1pt solid #cccccc"/>
    </style:style>
    <style:style style:name="P1" style:family="paragraph" style:parent-style-name="Standard">
      <style:paragraph-properties fo:margin-top="5.08cm" fo:margin-bottom="0cm" style:contextual-spacing="false" fo:text-align="center" style:justify-single-word="false"/>
    </style:style>
    <style:style style:name="P2" style:family="paragraph" style:parent-style-name="Standard">
      <style:paragraph-properties fo:margin-top="0.423cm" fo:margin-bottom="0cm" style:contextual-spacing="false" fo:text-align="center" style:justify-single-word="false"/>
    </style:style>
    <style:style style:name="P3" style:family="paragraph" style:parent-style-name="Standard">
      <style:paragraph-properties fo:margin-top="1.693cm" fo:margin-bottom="0cm" style:contextual-spacing="false" fo:text-align="center" style:justify-single-word="false"/>
    </style:style>
    <style:style style:name="P4" style:family="paragraph" style:parent-style-name="Standard">
      <style:paragraph-properties fo:margin-top="0.212cm" fo:margin-bottom="0cm" style:contextual-spacing="false" fo:text-align="center" style:justify-single-word="false"/>
    </style:style>
    <style:style style:name="P5" style:family="paragraph" style:parent-style-name="Heading_20_1">
      <style:paragraph-properties fo:margin-top="0cm" fo:margin-bottom="0.423cm" style:contextual-spacing="false" fo:break-before="page"/>
    </style:style>
    <style:style style:name="P6" style:family="paragraph" style:parent-style-name="List_20_Paragraph" style:list-style-name="WWNum2"/>
    <style:style style:name="P7" style:family="paragraph" style:parent-style-name="Standard">
      <style:paragraph-properties fo:margin-top="0cm" fo:margin-bottom="0.423cm" style:contextual-spacing="false"/>
    </style:style>
    <style:style style:name="P8" style:family="paragraph" style:parent-style-name="List_20_Paragraph" style:list-style-name="WWNum3"/>
    <style:style style:name="P9" style:family="paragraph" style:parent-style-name="Standard">
      <style:paragraph-properties fo:margin-top="0.635cm" fo:margin-bottom="0cm" style:contextual-spacing="false"/>
    </style:style>
    <style:style style:name="P10" style:family="paragraph" style:parent-style-name="Standard">
      <style:paragraph-properties fo:margin-top="0cm" fo:margin-bottom="0.212cm" style:contextual-spacing="false"/>
    </style:style>
    <style:style style:name="P11" style:family="paragraph" style:parent-style-name="Standard">
      <style:paragraph-properties fo:margin-top="0.635cm" fo:margin-bottom="0.212cm" style:contextual-spacing="false"/>
    </style:style>
    <style:style style:name="P12" style:family="paragraph" style:parent-style-name="Standard">
      <style:paragraph-properties fo:text-align="center" style:justify-single-word="false"/>
    </style:style>
    <style:style style:name="P13" style:family="paragraph" style:parent-style-name="Standard">
      <style:paragraph-properties fo:margin-top="0.423cm" fo:margin-bottom="0cm" style:contextual-spacing="false"/>
    </style:style>
    <style:style style:name="P14" style:family="paragraph" style:parent-style-name="List_20_Paragraph" style:list-style-name="WWNum2">
      <style:paragraph-properties fo:margin-top="0.423cm" fo:margin-bottom="0cm" style:contextual-spacing="false"/>
    </style:style>
    <style:style style:name="P15" style:family="paragraph" style:parent-style-name="Standard">
      <style:paragraph-properties fo:margin-top="0.423cm" fo:margin-bottom="0.212cm" style:contextual-spacing="false"/>
    </style:style>
    <style:style style:name="P16" style:family="paragraph" style:parent-style-name="List_20_Paragraph" style:list-style-name="WWNum3">
      <style:paragraph-properties fo:margin-top="0.423cm" fo:margin-bottom="0cm" style:contextual-spacing="false"/>
    </style:style>
    <style:style style:name="P17" style:family="paragraph" style:parent-style-name="Standard">
      <style:paragraph-properties fo:margin-top="0.847cm" fo:margin-bottom="0cm" style:contextual-spacing="false"/>
    </style:style>
    <style:style style:name="T1" style:family="text">
      <style:text-properties fo:color="#2e75b6" loext:opacity="100%" style:font-name="Calibri" fo:font-size="22pt" fo:font-weight="bold" style:font-name-asian="Calibri2" style:font-size-asian="22pt" style:font-weight-asian="bold" style:font-name-complex="Calibri2" style:font-size-complex="22pt" style:font-weight-complex="bold"/>
    </style:style>
    <style:style style:name="T2" style:family="text">
      <style:text-properties fo:color="#5b9bd5" loext:opacity="100%" style:font-name="Calibri" fo:font-size="16pt" style:font-name-asian="Calibri2" style:font-size-asian="16pt" style:font-name-complex="Calibri2" style:font-size-complex="16pt"/>
    </style:style>
    <style:style style:name="T3" style:family="text">
      <style:text-properties style:font-name="Calibri" fo:font-size="14pt" style:font-name-asian="Calibri2" style:font-size-asian="14pt" style:font-name-complex="Calibri2" style:font-size-complex="14pt"/>
    </style:style>
    <style:style style:name="T4" style:family="text">
      <style:text-properties style:font-name="Calibri" fo:font-size="13pt" style:font-name-asian="Calibri2" style:font-size-asian="13pt" style:font-name-complex="Calibri2" style:font-size-complex="13pt"/>
    </style:style>
    <style:style style:name="T5" style:family="text">
      <style:text-properties style:font-name="Calibri" fo:font-size="12pt" style:font-name-asian="Calibri2" style:font-size-asian="12pt" style:font-name-complex="Calibri2" style:font-size-complex="12pt"/>
    </style:style>
    <style:style style:name="T6" style:family="text">
      <style:text-properties fo:color="#ffffff" loext:opacity="1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font-name="Consolas" style:font-name-asian="Consolas1" style:font-name-complex="Consolas1"/>
    </style:style>
    <style:style style:name="T9" style:family="text">
      <style:text-properties fo:color="#666666" loext:opacity="1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SPLIEGUE DE APLICACIÓN WEB</text:span></text:p>
      <text:p text:style-name="P2"><text:span text:style-name="T2">Usando Docker, Jenkins y Tomcat</text:span></text:p>
      <text:p text:style-name="P3"><text:span text:style-name="T3">Documentación Técnica - CalculadoraWeb</text:span></text:p>
      <text:p text:style-name="P1"><text:span text:style-name="T4">Raúl</text:span></text:p>
      <text:p text:style-name="P4"><text:span text:style-name="T4">2º DAW - IES Belén</text:span></text:p>
      <text:p text:style-name="P4"><text:span text:style-name="T5">21 de enero de 2026</text:span></text:p>
      <text:p text:style-name="Standard"/>
      <text:h text:style-name="P5" text:outline-level="1">Índice</text:h>
      <text:list xml:id="list1713126059" text:style-name="WWNum2">
        <text:list-item text:start-value="1">
          <text:p text:style-name="P6">Introducción</text:p>
        </text:list-item>
        <text:list-item>
          <text:p text:style-name="P6">Conceptos fundamentales</text:p>
        </text:list-item>
        <text:list-item>
          <text:p text:style-name="P6">Arquitectura del proyecto</text:p>
        </text:list-item>
        <text:list-item>
          <text:p text:style-name="P6">Instalación y configuración</text:p>
        </text:list-item>
        <text:list-item>
          <text:p text:style-name="P6">Comandos Docker esenciales</text:p>
        </text:list-item>
        <text:list-item>
          <text:p text:style-name="P6">Configuración de Jenkins</text:p>
        </text:list-item>
        <text:list-item>
          <text:p text:style-name="P6">Proceso de despliegue</text:p>
        </text:list-item>
        <text:list-item>
          <text:p text:style-name="P6">Solución de problemas</text:p>
        </text:list-item>
        <text:list-item>
          <text:p text:style-name="P6">Conclusiones</text:p>
        </text:list-item>
      </text:list>
      <text:p text:style-name="Standard"/>
      <text:h text:style-name="P5" text:outline-level="1">1. Introducción</text:h>
      <text:p text:style-name="P7">Este documento describe el proceso completo de despliegue de una aplicación web Java (CalculadoraWeb) utilizando contenedores Docker. El objetivo es implementar un entorno de integración continua donde Jenkins construye automáticamente la aplicación y la despliega en un servidor Tomcat.</text:p>
      <text:h text:style-name="Heading_20_2" text:outline-level="2">1.1. Objetivo del proyecto</text:h>
      <text:p text:style-name="Standard">El objetivo principal es crear un pipeline automatizado de despliegue que:</text:p>
      <text:list text:style-name="WWNum3">
        <text:list-item text:start-value="1">
          <text:p text:style-name="P8">Compile el proyecto Java usando Maven</text:p>
        </text:list-item>
        <text:list-item>
          <text:p text:style-name="P8">Genere el archivo WAR de la aplicación</text:p>
        </text:list-item>
        <text:list-item>
          <text:p text:style-name="P8">Despliegue automáticamente en Tomcat</text:p>
        </text:list-item>
        <text:list-item>
          <text:p text:style-name="P8">Mantenga ambos servicios aislados en contenedores</text:p>
        </text:list-item>
      </text:list>
      <text:p text:style-name="Standard"/>
      <text:h text:style-name="P5" text:outline-level="1">2. Conceptos fundamentales</text:h>
      <text:h text:style-name="Heading_20_2" text:outline-level="2">2.1. ¿Qué es Docker?</text:h>
      <text:p text:style-name="P7">Docker es una plataforma que permite empaquetar aplicaciones y sus dependencias en contenedores ligeros y portables. Esto garantiza que la aplicación funcione de manera idéntica en cualquier entorno.</text:p>
      <text:h text:style-name="Heading_20_3" text:outline-level="3">Conceptos clave de Docker</text:h>
      <table:table table:name="Tabla1" table:style-name="Tabla1">
        <table:table-column table:style-name="Tabla1.A"/>
        <table:table-column table:style-name="Tabla1.B"/>
        <table:table-row table:style-name="Tabla1.1">
          <table:table-cell table:style-name="Tabla1.A1" office:value-type="string">
            <text:p text:style-name="Standard"><text:span text:style-name="T6">Concepto</text:span></text:p>
          </table:table-cell>
          <table:table-cell table:style-name="Tabla1.A1" office:value-type="string">
            <text:p text:style-name="Standard"><text:span text:style-name="T6">Descripción</text:span></text:p>
          </table:table-cell>
        </table:table-row>
        <table:table-row table:style-name="Tabla1.1">
          <table:table-cell table:style-name="Tabla1.A2" office:value-type="string">
            <text:p text:style-name="Standard"><text:span text:style-name="T7">Imagen</text:span></text:p>
          </table:table-cell>
          <table:table-cell table:style-name="Tabla1.B2" office:value-type="string">
            <text:p text:style-name="Standard">Plantilla de solo lectura que contiene el sistema operativo, aplicación y dependencias</text:p>
          </table:table-cell>
        </table:table-row>
        <table:table-row table:style-name="Tabla1.1">
          <table:table-cell table:style-name="Tabla1.A3" office:value-type="string">
            <text:p text:style-name="Standard"><text:span text:style-name="T7">Contenedor</text:span></text:p>
          </table:table-cell>
          <table:table-cell table:style-name="Tabla1.A3" office:value-type="string">
            <text:p text:style-name="Standard">Instancia en ejecución de una imagen. Es el entorno aislado donde corre la aplicación</text:p>
          </table:table-cell>
        </table:table-row>
        <table:table-row table:style-name="Tabla1.1">
          <table:table-cell table:style-name="Tabla1.A4" office:value-type="string">
            <text:p text:style-name="Standard"><text:span text:style-name="T7">Volumen</text:span></text:p>
          </table:table-cell>
          <table:table-cell table:style-name="Tabla1.B4" office:value-type="string">
            <text:p text:style-name="Standard">Carpeta compartida entre el host y el contenedor para persistir datos</text:p>
          </table:table-cell>
        </table:table-row>
        <table:table-row table:style-name="Tabla1.1">
          <table:table-cell table:style-name="Tabla1.A3" office:value-type="string">
            <text:p text:style-name="Standard"><text:span text:style-name="T7">Puerto</text:span></text:p>
          </table:table-cell>
          <table:table-cell table:style-name="Tabla1.A3" office:value-type="string">
            <text:p text:style-name="Standard">Canal de comunicación que permite acceder a servicios del contenedor desde el exterior</text:p>
          </table:table-cell>
        </table:table-row>
      </table:table>
      <text:p text:style-name="P9"/>
      <text:h text:style-name="Heading_20_2" text:outline-level="2">2.2. ¿Qué es Jenkins?</text:h>
      <text:p text:style-name="P7">Jenkins es un servidor de automatización de código abierto que facilita la integración continua (CI) y el despliegue continuo (CD). Permite construir, probar y desplegar aplicaciones de forma automática.</text:p>
      <text:h text:style-name="Heading_20_3" text:outline-level="3">Características principales</text:h>
      <text:list text:continue-numbering="true" text:style-name="WWNum3">
        <text:list-item>
          <text:p text:style-name="P8">Automatización de tareas repetitivas</text:p>
        </text:list-item>
        <text:list-item>
          <text:p text:style-name="P8">Integración con sistemas de control de versiones</text:p>
        </text:list-item>
        <text:list-item>
          <text:p text:style-name="P8">Generación de informes de construcción</text:p>
        </text:list-item>
        <text:list-item>
          <text:p text:style-name="P8">Amplia librería de plugins</text:p>
        </text:list-item>
      </text:list>
      <text:p text:style-name="P9"/>
      <text:h text:style-name="Heading_20_2" text:outline-level="2"><text:soft-page-break/>2.3. ¿Qué es Tomcat?</text:h>
      <text:p text:style-name="P7">Apache Tomcat es un servidor de aplicaciones Java que implementa las especificaciones de Java Servlet y JavaServer Pages (JSP). Es el servidor donde se ejecutará nuestra aplicación web.</text:p>
      <text:h text:style-name="Heading_20_3" text:outline-level="3">Ventajas de Tomcat</text:h>
      <text:list text:continue-numbering="true" text:style-name="WWNum3">
        <text:list-item>
          <text:p text:style-name="P8">Ligero y rápido</text:p>
        </text:list-item>
        <text:list-item>
          <text:p text:style-name="P8">Ampliamente utilizado en la industria</text:p>
        </text:list-item>
        <text:list-item>
          <text:p text:style-name="P8">Soporte completo para aplicaciones Java EE</text:p>
        </text:list-item>
        <text:list-item>
          <text:p text:style-name="P8">Fácil configuración y gestión</text:p>
        </text:list-item>
      </text:list>
      <text:p text:style-name="Standard"/>
      <text:h text:style-name="P5" text:outline-level="1">3. Arquitectura del proyecto</text:h>
      <text:p text:style-name="P7">Nuestro proyecto utiliza una arquitectura de microservicios con dos contenedores Docker independientes que se comunican entre sí:</text:p>
      <text:h text:style-name="Heading_20_2" text:outline-level="2">3.1. Diagrama de arquitectura</text:h>
      <text:p text:style-name="P10"><text:span text:style-name="T7">Contenedor Jenkins:</text:span></text:p>
      <text:list text:continue-numbering="true" text:style-name="WWNum3">
        <text:list-item>
          <text:p text:style-name="P8">Puerto 8081 expuesto al host</text:p>
        </text:list-item>
        <text:list-item>
          <text:p text:style-name="P8">Volumen compartido: /var/jenkins_home</text:p>
        </text:list-item>
        <text:list-item>
          <text:p text:style-name="P8">Función: Compilar y construir la aplicación</text:p>
        </text:list-item>
      </text:list>
      <text:p text:style-name="P11"><text:span text:style-name="T7">Contenedor Tomcat:</text:span></text:p>
      <text:list text:continue-numbering="true" text:style-name="WWNum3">
        <text:list-item>
          <text:p text:style-name="P8">Puerto 8080 expuesto al host</text:p>
        </text:list-item>
        <text:list-item>
          <text:p text:style-name="P8">Volumen compartido: /usr/local/tomcat/webapps</text:p>
        </text:list-item>
        <text:list-item>
          <text:p text:style-name="P8">Función: Ejecutar la aplicación web</text:p>
        </text:list-item>
      </text:list>
      <text:p text:style-name="P11"><text:span text:style-name="T7">Carpeta compartida:</text:span></text:p>
      <text:list xml:id="list144127132573322" text:continue-numbering="true" text:style-name="WWNum3">
        <text:list-item>
          <text:p text:style-name="P8">Ubicación: D:\VolumenDocker\Tomcat\</text:p>
        </text:list-item>
        <text:list-item>
          <text:p text:style-name="P8">Función: Transferir el archivo WAR de Jenkins a Tomcat</text:p>
        </text:list-item>
      </text:list>
      <text:h text:style-name="Heading_20_2" text:outline-level="2">3.2. Flujo de trabajo</text:h>
      <table:table table:name="Tabla2" table:style-name="Tabla2">
        <table:table-column table:style-name="Tabla2.A"/>
        <table:table-column table:style-name="Tabla2.B"/>
        <table:table-row table:style-name="Tabla2.1">
          <table:table-cell table:style-name="Tabla2.A1" office:value-type="string">
            <text:p text:style-name="P12"><text:span text:style-name="T6">Paso</text:span></text:p>
          </table:table-cell>
          <table:table-cell table:style-name="Tabla2.A1" office:value-type="string">
            <text:p text:style-name="Standard"><text:span text:style-name="T6">Acción</text:span></text:p>
          </table:table-cell>
        </table:table-row>
        <table:table-row table:style-name="Tabla2.1">
          <table:table-cell table:style-name="Tabla2.A2" office:value-type="string">
            <text:p text:style-name="P12"><text:span text:style-name="T7">1</text:span></text:p>
          </table:table-cell>
          <table:table-cell table:style-name="Tabla2.B2" office:value-type="string">
            <text:p text:style-name="Standard">Jenkins lee el código fuente del proyecto CalculadoraWeb</text:p>
          </table:table-cell>
        </table:table-row>
        <table:table-row table:style-name="Tabla2.1">
          <table:table-cell table:style-name="Tabla2.A3" office:value-type="string">
            <text:p text:style-name="P12"><text:span text:style-name="T7">2</text:span></text:p>
          </table:table-cell>
          <table:table-cell table:style-name="Tabla2.A3" office:value-type="string">
            <text:p text:style-name="Standard">Maven compila el proyecto y genera el archivo WAR</text:p>
          </table:table-cell>
        </table:table-row>
        <table:table-row table:style-name="Tabla2.1">
          <table:table-cell table:style-name="Tabla2.A4" office:value-type="string">
            <text:p text:style-name="P12"><text:span text:style-name="T7">3</text:span></text:p>
          </table:table-cell>
          <table:table-cell table:style-name="Tabla2.B4" office:value-type="string">
            <text:p text:style-name="Standard">Jenkins copia el WAR a la carpeta compartida (/var/jenkins_home/tomcat-deploy)</text:p>
          </table:table-cell>
        </table:table-row>
        <table:table-row table:style-name="Tabla2.1">
          <table:table-cell table:style-name="Tabla2.A3" office:value-type="string">
            <text:p text:style-name="P12"><text:span text:style-name="T7">4</text:span></text:p>
          </table:table-cell>
          <table:table-cell table:style-name="Tabla2.A3" office:value-type="string">
            <text:p text:style-name="Standard">Tomcat detecta el nuevo WAR en su carpeta webapps y lo despliega automáticamente</text:p>
          </table:table-cell>
        </table:table-row>
        <table:table-row table:style-name="Tabla2.1">
          <table:table-cell table:style-name="Tabla2.A6" office:value-type="string">
            <text:p text:style-name="P12"><text:span text:style-name="T7">5</text:span></text:p>
          </table:table-cell>
          <table:table-cell table:style-name="Tabla2.B6" office:value-type="string">
            <text:p text:style-name="Standard">La aplicación está disponible en http://localhost:8080/CalculadoraWeb</text:p>
          </table:table-cell>
        </table:table-row>
      </table:table>
      <text:p text:style-name="Standard"/>
      <text:h text:style-name="P5" text:outline-level="1">4. Instalación y configuración</text:h>
      <text:h text:style-name="Heading_20_2" text:outline-level="2">4.1. Instalación de Docker Desktop</text:h>
      <text:list text:continue-list="list1713126059" text:style-name="WWNum2">
        <text:list-item>
          <text:p text:style-name="P6">Descargar Docker Desktop desde https://www.docker.com/</text:p>
        </text:list-item>
        <text:list-item>
          <text:p text:style-name="P6">Ejecutar el instalador y seguir los pasos</text:p>
        </text:list-item>
        <text:list-item>
          <text:p text:style-name="P6">Reiniciar el sistema si es necesario</text:p>
        </text:list-item>
        <text:list-item>
          <text:p text:style-name="P6">Verificar la instalación ejecutando: docker --version</text:p>
        </text:list-item>
      </text:list>
      <text:h text:style-name="Heading_20_2" text:outline-level="2">4.2. Preparación de carpetas</text:h>
      <text:p text:style-name="P10">Crear la estructura de carpetas necesaria en tu sistema:</text:p>
      <text:p text:style-name="Code_20_Block">mkdir D:\VolumenDocker\Tomcat</text:p>
      <text:p text:style-name="P13">Esta carpeta actuará como puente entre Jenkins y Tomcat. Jenkins escribirá aquí el archivo WAR compilado, y Tomcat lo leerá para desplegarlo.</text:p>
      <text:h text:style-name="Heading_20_2" text:outline-level="2">4.3. Creación del contenedor Tomcat</text:h>
      <text:p text:style-name="P10">Ejecutar el siguiente comando para crear y arrancar el contenedor de Tomcat 9:</text:p>
      <text:p text:style-name="Code_20_Block">docker run -d --name tomcat9 -p 8080:8080 -v D:\VolumenDocker\Tomcat:/usr/local/tomcat/webapps tomcat:9</text:p>
      <text:h text:style-name="Heading_20_3" text:outline-level="3">Explicación del comando</text:h>
      <table:table table:name="Tabla3" table:style-name="Tabla3">
        <table:table-column table:style-name="Tabla3.A"/>
        <table:table-column table:style-name="Tabla3.B"/>
        <table:table-row table:style-name="Tabla3.1">
          <table:table-cell table:style-name="Tabla3.A1" office:value-type="string">
            <text:p text:style-name="Standard"><text:span text:style-name="T6">Parámetro</text:span></text:p>
          </table:table-cell>
          <table:table-cell table:style-name="Tabla3.A1" office:value-type="string">
            <text:p text:style-name="Standard"><text:span text:style-name="T6">Significado</text:span></text:p>
          </table:table-cell>
        </table:table-row>
        <table:table-row table:style-name="Tabla3.1">
          <table:table-cell table:style-name="Tabla3.A2" office:value-type="string">
            <text:p text:style-name="Standard"><text:span text:style-name="T8">-d</text:span></text:p>
          </table:table-cell>
          <table:table-cell table:style-name="Tabla3.B2" office:value-type="string">
            <text:p text:style-name="Standard">Modo detached (segundo plano)</text:p>
          </table:table-cell>
        </table:table-row>
        <table:table-row table:style-name="Tabla3.1">
          <table:table-cell table:style-name="Tabla3.A3" office:value-type="string">
            <text:p text:style-name="Standard"><text:span text:style-name="T8">--name tomcat9</text:span></text:p>
          </table:table-cell>
          <table:table-cell table:style-name="Tabla3.A3" office:value-type="string">
            <text:p text:style-name="Standard">Nombre del contenedor</text:p>
          </table:table-cell>
        </table:table-row>
        <table:table-row table:style-name="Tabla3.1">
          <table:table-cell table:style-name="Tabla3.A4" office:value-type="string">
            <text:p text:style-name="Standard"><text:span text:style-name="T8">-p 8080:8080</text:span></text:p>
          </table:table-cell>
          <table:table-cell table:style-name="Tabla3.B4" office:value-type="string">
            <text:p text:style-name="Standard">Mapeo de puertos: host:contenedor</text:p>
          </table:table-cell>
        </table:table-row>
        <table:table-row table:style-name="Tabla3.1">
          <table:table-cell table:style-name="Tabla3.A3" office:value-type="string">
            <text:p text:style-name="Standard"><text:span text:style-name="T8">-v</text:span></text:p>
          </table:table-cell>
          <table:table-cell table:style-name="Tabla3.A3" office:value-type="string">
            <text:p text:style-name="Standard">Monta un volumen (carpeta compartida)</text:p>
          </table:table-cell>
        </table:table-row>
        <table:table-row table:style-name="Tabla3.1">
          <table:table-cell table:style-name="Tabla3.A6" office:value-type="string">
            <text:p text:style-name="Standard"><text:span text:style-name="T8">tomcat:9</text:span></text:p>
          </table:table-cell>
          <table:table-cell table:style-name="Tabla3.B6" office:value-type="string">
            <text:p text:style-name="Standard">Imagen base (Tomcat versión 9)</text:p>
          </table:table-cell>
        </table:table-row>
      </table:table>
      <text:p text:style-name="P9"><text:span text:style-name="T7">⚠️ Nota importante: </text:span>Asegúrate de que el puerto 8080 no esté siendo utilizado por otra aplicación en tu sistema.</text:p>
      <text:p text:style-name="P9"/>
      <text:h text:style-name="Heading_20_2" text:outline-level="2"><text:soft-page-break/>4.4. Creación del contenedor Jenkins</text:h>
      <text:p text:style-name="P10">Ejecutar el siguiente comando para crear y arrancar el contenedor de Jenkins:</text:p>
      <text:p text:style-name="Code_20_Block">docker run -d --name jenkins -p 8081:8080 -v D:\VolumenDocker\Tomcat:/var/jenkins_home/tomcat-deploy -v jenkins_home:/var/jenkins_home jenkins/jenkins:lts</text:p>
      <text:h text:style-name="Heading_20_3" text:outline-level="3">Explicación del comando</text:h>
      <table:table table:name="Tabla4" table:style-name="Tabla4">
        <table:table-column table:style-name="Tabla4.A"/>
        <table:table-column table:style-name="Tabla4.B"/>
        <table:table-row table:style-name="Tabla4.1">
          <table:table-cell table:style-name="Tabla4.A1" office:value-type="string">
            <text:p text:style-name="Standard"><text:span text:style-name="T6">Parámetro</text:span></text:p>
          </table:table-cell>
          <table:table-cell table:style-name="Tabla4.A1" office:value-type="string">
            <text:p text:style-name="Standard"><text:span text:style-name="T6">Significado</text:span></text:p>
          </table:table-cell>
        </table:table-row>
        <table:table-row table:style-name="Tabla4.1">
          <table:table-cell table:style-name="Tabla4.A2" office:value-type="string">
            <text:p text:style-name="Standard"><text:span text:style-name="T8">--name jenkins</text:span></text:p>
          </table:table-cell>
          <table:table-cell table:style-name="Tabla4.B2" office:value-type="string">
            <text:p text:style-name="Standard">Nombre del contenedor</text:p>
          </table:table-cell>
        </table:table-row>
        <table:table-row table:style-name="Tabla4.1">
          <table:table-cell table:style-name="Tabla4.A3" office:value-type="string">
            <text:p text:style-name="Standard"><text:span text:style-name="T8">-p 8081:8080</text:span></text:p>
          </table:table-cell>
          <table:table-cell table:style-name="Tabla4.A3" office:value-type="string">
            <text:p text:style-name="Standard">Puerto 8081 del host → puerto 8080 del contenedor</text:p>
          </table:table-cell>
        </table:table-row>
        <table:table-row table:style-name="Tabla4.1">
          <table:table-cell table:style-name="Tabla4.A4" office:value-type="string">
            <text:p text:style-name="Standard"><text:span text:style-name="T8">-v (primera)</text:span></text:p>
          </table:table-cell>
          <table:table-cell table:style-name="Tabla4.B4" office:value-type="string">
            <text:p text:style-name="Standard">Carpeta compartida con Tomcat para el WAR</text:p>
          </table:table-cell>
        </table:table-row>
        <table:table-row table:style-name="Tabla4.1">
          <table:table-cell table:style-name="Tabla4.A3" office:value-type="string">
            <text:p text:style-name="Standard"><text:span text:style-name="T8">-v (segunda)</text:span></text:p>
          </table:table-cell>
          <table:table-cell table:style-name="Tabla4.A3" office:value-type="string">
            <text:p text:style-name="Standard">Volumen persistente para datos de Jenkins</text:p>
          </table:table-cell>
        </table:table-row>
        <table:table-row table:style-name="Tabla4.1">
          <table:table-cell table:style-name="Tabla4.A6" office:value-type="string">
            <text:p text:style-name="Standard"><text:span text:style-name="T8">jenkins/jenkins:lts</text:span></text:p>
          </table:table-cell>
          <table:table-cell table:style-name="Tabla4.B6" office:value-type="string">
            <text:p text:style-name="Standard">Imagen oficial de Jenkins (Long Term Support)</text:p>
          </table:table-cell>
        </table:table-row>
      </table:table>
      <text:h text:style-name="Heading_20_2" text:outline-level="2">4.5. Verificación de contenedores</text:h>
      <text:p text:style-name="P10">Para verificar que ambos contenedores están funcionando correctamente:</text:p>
      <text:p text:style-name="Code_20_Block">docker ps</text:p>
      <text:p text:style-name="P13">Deberías ver dos contenedores en ejecución: jenkins y tomcat9.</text:p>
      <text:p text:style-name="Standard"/>
      <text:h text:style-name="P5" text:outline-level="1">5. Comandos Docker esenciales</text:h>
      <text:p text:style-name="P7">Estos son los comandos más importantes que necesitarás para gestionar tus contenedores Docker:</text:p>
      <table:table table:name="Tabla5" table:style-name="Tabla5">
        <table:table-column table:style-name="Tabla5.A"/>
        <table:table-column table:style-name="Tabla5.B"/>
        <table:table-row table:style-name="Tabla5.1">
          <table:table-cell table:style-name="Tabla5.A1" office:value-type="string">
            <text:p text:style-name="Standard"><text:span text:style-name="T6">Comando</text:span></text:p>
          </table:table-cell>
          <table:table-cell table:style-name="Tabla5.A1" office:value-type="string">
            <text:p text:style-name="Standard"><text:span text:style-name="T6">Descripción</text:span></text:p>
          </table:table-cell>
        </table:table-row>
        <table:table-row table:style-name="Tabla5.1">
          <table:table-cell table:style-name="Tabla5.A2" office:value-type="string">
            <text:p text:style-name="Standard"><text:span text:style-name="T8">docker ps</text:span></text:p>
          </table:table-cell>
          <table:table-cell table:style-name="Tabla5.B2" office:value-type="string">
            <text:p text:style-name="Standard">Lista contenedores en ejecución</text:p>
          </table:table-cell>
        </table:table-row>
        <table:table-row table:style-name="Tabla5.1">
          <table:table-cell table:style-name="Tabla5.A3" office:value-type="string">
            <text:p text:style-name="Standard"><text:span text:style-name="T8">docker ps -a</text:span></text:p>
          </table:table-cell>
          <table:table-cell table:style-name="Tabla5.A3" office:value-type="string">
            <text:p text:style-name="Standard">Lista todos los contenedores (incluyendo detenidos)</text:p>
          </table:table-cell>
        </table:table-row>
        <table:table-row table:style-name="Tabla5.1">
          <table:table-cell table:style-name="Tabla5.A4" office:value-type="string">
            <text:p text:style-name="Standard"><text:span text:style-name="T8">docker start &lt;nombre&gt;</text:span></text:p>
          </table:table-cell>
          <table:table-cell table:style-name="Tabla5.B4" office:value-type="string">
            <text:p text:style-name="Standard">Inicia un contenedor detenido</text:p>
          </table:table-cell>
        </table:table-row>
        <table:table-row table:style-name="Tabla5.1">
          <table:table-cell table:style-name="Tabla5.A3" office:value-type="string">
            <text:p text:style-name="Standard"><text:span text:style-name="T8">docker stop &lt;nombre&gt;</text:span></text:p>
          </table:table-cell>
          <table:table-cell table:style-name="Tabla5.A3" office:value-type="string">
            <text:p text:style-name="Standard">Detiene un contenedor en ejecución</text:p>
          </table:table-cell>
        </table:table-row>
        <table:table-row table:style-name="Tabla5.1">
          <table:table-cell table:style-name="Tabla5.A6" office:value-type="string">
            <text:p text:style-name="Standard"><text:span text:style-name="T8">docker restart &lt;nombre&gt;</text:span></text:p>
          </table:table-cell>
          <table:table-cell table:style-name="Tabla5.B6" office:value-type="string">
            <text:p text:style-name="Standard">Reinicia un contenedor</text:p>
          </table:table-cell>
        </table:table-row>
        <table:table-row table:style-name="Tabla5.1">
          <table:table-cell table:style-name="Tabla5.A3" office:value-type="string">
            <text:p text:style-name="Standard"><text:span text:style-name="T8">docker logs &lt;nombre&gt;</text:span></text:p>
          </table:table-cell>
          <table:table-cell table:style-name="Tabla5.A3" office:value-type="string">
            <text:p text:style-name="Standard">Muestra los logs de un contenedor</text:p>
          </table:table-cell>
        </table:table-row>
        <table:table-row table:style-name="Tabla5.1">
          <table:table-cell table:style-name="Tabla5.A8" office:value-type="string">
            <text:p text:style-name="Standard"><text:span text:style-name="T8">docker exec -it &lt;nombre&gt; bash</text:span></text:p>
          </table:table-cell>
          <table:table-cell table:style-name="Tabla5.B8" office:value-type="string">
            <text:p text:style-name="Standard">Accede al terminal del contenedor</text:p>
          </table:table-cell>
        </table:table-row>
        <table:table-row table:style-name="Tabla5.1">
          <table:table-cell table:style-name="Tabla5.A3" office:value-type="string">
            <text:p text:style-name="Standard"><text:span text:style-name="T8">docker rm &lt;nombre&gt;</text:span></text:p>
          </table:table-cell>
          <table:table-cell table:style-name="Tabla5.A3" office:value-type="string">
            <text:p text:style-name="Standard">Elimina un contenedor (debe estar detenido)</text:p>
          </table:table-cell>
        </table:table-row>
        <table:table-row table:style-name="Tabla5.1">
          <table:table-cell table:style-name="Tabla5.A10" office:value-type="string">
            <text:p text:style-name="Standard"><text:span text:style-name="T8">docker images</text:span></text:p>
          </table:table-cell>
          <table:table-cell table:style-name="Tabla5.B10" office:value-type="string">
            <text:p text:style-name="Standard">Lista las imágenes descargadas</text:p>
          </table:table-cell>
        </table:table-row>
      </table:table>
      <text:h text:style-name="Heading_20_2" text:outline-level="2">5.1. Ejemplos prácticos</text:h>
      <text:p text:style-name="P10"><text:span text:style-name="T7">Reiniciar Jenkins:</text:span></text:p>
      <text:p text:style-name="Code_20_Block">docker restart jenkins</text:p>
      <text:p text:style-name="P11"><text:span text:style-name="T7">Ver logs de Tomcat:</text:span></text:p>
      <text:p text:style-name="Code_20_Block">docker logs tomcat9</text:p>
      <text:p text:style-name="P11"><text:span text:style-name="T7">Acceder al terminal de Jenkins:</text:span></text:p>
      <text:p text:style-name="Code_20_Block">docker exec -it jenkins bash</text:p>
      <text:p text:style-name="Standard"/>
      <text:h text:style-name="P5" text:outline-level="1">6. Configuración de Jenkins</text:h>
      <text:h text:style-name="Heading_20_2" text:outline-level="2">6.1. Acceso inicial a Jenkins</text:h>
      <text:list text:continue-numbering="true" text:style-name="WWNum2">
        <text:list-item>
          <text:p text:style-name="P6">Abrir el navegador y acceder a http://localhost:8081</text:p>
        </text:list-item>
        <text:list-item>
          <text:p text:style-name="P6">Jenkins solicitará una contraseña inicial</text:p>
        </text:list-item>
        <text:list-item>
          <text:p text:style-name="P6">Obtener la contraseña ejecutando:</text:p>
        </text:list-item>
      </text:list>
      <text:p text:style-name="Code_20_Block">docker exec jenkins cat /var/jenkins_home/secrets/initialAdminPassword</text:p>
      <text:list text:continue-numbering="true" text:style-name="WWNum2">
        <text:list-item>
          <text:p text:style-name="P14">Copiar la contraseña y pegarla en la interfaz web</text:p>
        </text:list-item>
        <text:list-item>
          <text:p text:style-name="P6">Seleccionar \"Install suggested plugins\" para instalar los plugins recomendados</text:p>
        </text:list-item>
        <text:list-item>
          <text:p text:style-name="P6">Crear un usuario administrador (guardar bien las credenciales)</text:p>
        </text:list-item>
      </text:list>
      <text:h text:style-name="Heading_20_2" text:outline-level="2">6.2. Configuración de herramientas</text:h>
      <text:h text:style-name="Heading_20_3" text:outline-level="3">Instalación de Maven</text:h>
      <text:list text:continue-numbering="true" text:style-name="WWNum2">
        <text:list-item>
          <text:p text:style-name="P6">Ir a \"Administrar Jenkins\" &gt; \"Global Tool Configuration\"</text:p>
        </text:list-item>
        <text:list-item>
          <text:p text:style-name="P6">En la sección \"Maven\", hacer clic en \"Añadir Maven\"</text:p>
        </text:list-item>
        <text:list-item>
          <text:p text:style-name="P6">Nombre: Maven (o cualquier nombre descriptivo)</text:p>
        </text:list-item>
        <text:list-item>
          <text:p text:style-name="P6">Marcar \"Instalar automáticamente\"</text:p>
        </text:list-item>
        <text:list-item>
          <text:p text:style-name="P6">Versión: Seleccionar la más reciente (ej: 3.9.6)</text:p>
        </text:list-item>
        <text:list-item>
          <text:p text:style-name="P6">Guardar configuración</text:p>
        </text:list-item>
      </text:list>
      <text:h text:style-name="Heading_20_3" text:outline-level="3">Instalación de JDK</text:h>
      <text:list text:continue-numbering="true" text:style-name="WWNum2">
        <text:list-item>
          <text:p text:style-name="P6">En la misma pantalla, buscar la sección \"JDK\"</text:p>
        </text:list-item>
        <text:list-item>
          <text:p text:style-name="P6">Hacer clic en \"Añadir JDK\"</text:p>
        </text:list-item>
        <text:list-item>
          <text:p text:style-name="P6">Nombre: JDK 11 (o la versión que uses)</text:p>
        </text:list-item>
        <text:list-item>
          <text:p text:style-name="P6">Marcar \"Instalar automáticamente\"</text:p>
        </text:list-item>
        <text:list-item>
          <text:p text:style-name="P6">Seleccionar \"Install from adoptium.net\"</text:p>
        </text:list-item>
        <text:list-item>
          <text:p text:style-name="P6">Versión: jdk-11.0.x+xx (compatible con Java 8)</text:p>
        </text:list-item>
        <text:list-item>
          <text:p text:style-name="P6">Guardar configuración</text:p>
        </text:list-item>
      </text:list>
      <text:h text:style-name="Heading_20_2" text:outline-level="2">6.3. Creación del Job de construcción</text:h>
      <text:list xml:id="list144127136693920" text:continue-numbering="true" text:style-name="WWNum2">
        <text:list-item>
          <text:p text:style-name="P6">Desde el dashboard, hacer clic en \"Nueva Tarea\"</text:p>
        </text:list-item>
        <text:list-item>
          <text:p text:style-name="P6">Nombre: CalculadoraWeb-Deploy</text:p>
        </text:list-item>
        <text:list-item>
          <text:p text:style-name="P6">Tipo: Crear un proyecto de estilo libre</text:p>
        </text:list-item>
        <text:list-item>
          <text:p text:style-name="P6">Clic en \"OK\"</text:p>
        </text:list-item>
      </text:list>
      <text:h text:style-name="Heading_20_3" text:outline-level="3">Configuración del código fuente</text:h>
      <text:list xml:id="list144128235786316" text:continue-list="list144127132573322" text:style-name="WWNum3">
        <text:list-item>
          <text:p text:style-name="P8">Sección \"Configurar el origen del código fuente\"</text:p>
        </text:list-item>
        <text:list-item>
          <text:p text:style-name="P8">Seleccionar \"Git\" (si tu código está en un repositorio)</text:p>
        </text:list-item>
        <text:list-item>
          <text:p text:style-name="P8"><text:soft-page-break/>O seleccionar \"None\" y copiar manualmente el proyecto al contenedor</text:p>
        </text:list-item>
      </text:list>
      <text:p text:style-name="P13"><text:span text:style-name="T7">💡 Tip: </text:span>Para copiar archivos al contenedor de Jenkins:</text:p>
      <text:p text:style-name="Code_20_Block">docker cp C:\ruta\CalculadoraWeb jenkins:/var/jenkins_home/workspace/CalculadoraWeb-Deploy</text:p>
      <text:h text:style-name="Heading_20_3" text:outline-level="3">Configuración de construcción</text:h>
      <text:list text:continue-list="list144127136693920" text:style-name="WWNum2">
        <text:list-item>
          <text:p text:style-name="P6">Sección \"Build Steps\"</text:p>
        </text:list-item>
        <text:list-item>
          <text:p text:style-name="P6">Hacer clic en \"Añadir paso\"</text:p>
        </text:list-item>
        <text:list-item>
          <text:p text:style-name="P6">Seleccionar \"Invocar tareas Maven de nivel superior\"</text:p>
        </text:list-item>
        <text:list-item>
          <text:p text:style-name="P6">Versión de Maven: Seleccionar la configurada anteriormente</text:p>
        </text:list-item>
        <text:list-item>
          <text:p text:style-name="P6">Objetivos: clean package</text:p>
        </text:list-item>
      </text:list>
      <text:h text:style-name="Heading_20_3" text:outline-level="3">Script de despliegue</text:h>
      <text:p text:style-name="P10">Añadir otro paso de construcción: \"Ejecutar línea de comandos (shell)\" con el siguiente contenido:</text:p>
      <text:p text:style-name="Code_20_Block">#!/bin/bash\necho \"Copiando WAR a Tomcat...\"\ncp target/*.war /var/jenkins_home/tomcat-deploy/CalculadoraWeb.war\necho \"Despliegue completado\"</text:p>
      <text:p text:style-name="P13">Este script busca el archivo WAR generado en la carpeta target/ y lo copia a la carpeta compartida con Tomcat.</text:p>
      <text:list text:continue-numbering="true" text:style-name="WWNum2">
        <text:list-item>
          <text:p text:style-name="P14">Guardar la configuración del Job</text:p>
        </text:list-item>
      </text:list>
      <text:p text:style-name="Standard"/>
      <text:h text:style-name="P5" text:outline-level="1">7. Proceso de despliegue</text:h>
      <text:h text:style-name="Heading_20_2" text:outline-level="2">7.1. Ejecutar el despliegue</text:h>
      <text:list text:continue-numbering="true" text:style-name="WWNum2">
        <text:list-item>
          <text:p text:style-name="P6">Desde el dashboard de Jenkins, hacer clic en el Job \"CalculadoraWeb-Deploy\"</text:p>
        </text:list-item>
        <text:list-item>
          <text:p text:style-name="P6">Hacer clic en \"Construir ahora\"</text:p>
        </text:list-item>
        <text:list-item>
          <text:p text:style-name="P6">Observar el progreso en el \"Historial de tareas\"</text:p>
        </text:list-item>
        <text:list-item>
          <text:p text:style-name="P6">Hacer clic en el número de la construcción para ver detalles</text:p>
        </text:list-item>
        <text:list-item>
          <text:p text:style-name="P6">Revisar la \"Salida de consola\" para ver logs detallados</text:p>
        </text:list-item>
      </text:list>
      <text:h text:style-name="Heading_20_2" text:outline-level="2">7.2. Verificación del despliegue</text:h>
      <text:p text:style-name="P10">Una vez que Jenkins termine la construcción exitosamente:</text:p>
      <text:list text:continue-numbering="true" text:style-name="WWNum2">
        <text:list-item>
          <text:p text:style-name="P6">Verificar que el archivo WAR está en la carpeta compartida:</text:p>
        </text:list-item>
      </text:list>
      <text:p text:style-name="Code_20_Block">dir D:\VolumenDocker\Tomcat</text:p>
      <text:list text:continue-numbering="true" text:style-name="WWNum2">
        <text:list-item>
          <text:p text:style-name="P14">Tomcat debería detectar automáticamente el nuevo WAR y desplegarlo</text:p>
        </text:list-item>
        <text:list-item>
          <text:p text:style-name="P6">Esperar aproximadamente 10-30 segundos para el despliegue</text:p>
        </text:list-item>
        <text:list-item>
          <text:p text:style-name="P6">Verificar los logs de Tomcat:</text:p>
        </text:list-item>
      </text:list>
      <text:p text:style-name="Code_20_Block">docker logs tomcat9</text:p>
      <text:list text:continue-numbering="true" text:style-name="WWNum2">
        <text:list-item>
          <text:p text:style-name="P14">Acceder a la aplicación: http://localhost:8080/CalculadoraWeb</text:p>
        </text:list-item>
      </text:list>
      <text:h text:style-name="Heading_20_2" text:outline-level="2">7.3. Mensajes de éxito</text:h>
      <text:p text:style-name="P10">Deberías ver en los logs de Jenkins:</text:p>
      <text:p text:style-name="Code_20_Block">[INFO] BUILD SUCCESS\n[INFO] Copiando WAR a Tomcat...\n[INFO] Despliegue completado\nFinished: SUCCESS</text:p>
      <text:p text:style-name="P11">Y en los logs de Tomcat:</text:p>
      <text:p text:style-name="Code_20_Block">Deployment of web application archive [.../CalculadoraWeb.war] has finished in [X] ms</text:p>
      <text:p text:style-name="Standard"/>
      <text:h text:style-name="P5" text:outline-level="1">8. Solución de problemas</text:h>
      <text:h text:style-name="Heading_20_2" text:outline-level="2">8.1. El contenedor no inicia</text:h>
      <text:p text:style-name="P10"><text:span text:style-name="T7">Síntoma:</text:span></text:p>
      <text:p text:style-name="Standard">El contenedor aparece como \"Exited\" inmediatamente después de crearlo.</text:p>
      <text:p text:style-name="P15"><text:span text:style-name="T7">Soluciones:</text:span></text:p>
      <text:list text:continue-list="list144128235786316" text:style-name="WWNum3">
        <text:list-item>
          <text:p text:style-name="P8">Verificar que los puertos no estén ocupados</text:p>
        </text:list-item>
        <text:list-item>
          <text:p text:style-name="P8">Revisar los logs: docker logs &lt;nombre_contenedor&gt;</text:p>
        </text:list-item>
        <text:list-item>
          <text:p text:style-name="P8">Verificar que Docker Desktop esté en ejecución</text:p>
        </text:list-item>
        <text:list-item>
          <text:p text:style-name="P8">Asegurarse de que la ruta del volumen existe</text:p>
        </text:list-item>
      </text:list>
      <text:h text:style-name="Heading_20_2" text:outline-level="2">8.2. Jenkins no puede compilar</text:h>
      <text:p text:style-name="P10"><text:span text:style-name="T7">Síntoma:</text:span></text:p>
      <text:p text:style-name="Standard">La construcción falla con errores de Maven o JDK no encontrado.</text:p>
      <text:p text:style-name="P15"><text:span text:style-name="T7">Soluciones:</text:span></text:p>
      <text:list text:continue-numbering="true" text:style-name="WWNum3">
        <text:list-item>
          <text:p text:style-name="P8">Verificar que Maven y JDK están instalados en Jenkins</text:p>
        </text:list-item>
        <text:list-item>
          <text:p text:style-name="P8">Ir a \"Administrar Jenkins\" &gt; \"Global Tool Configuration\"</text:p>
        </text:list-item>
        <text:list-item>
          <text:p text:style-name="P8">Revisar que el pom.xml del proyecto es correcto</text:p>
        </text:list-item>
        <text:list-item>
          <text:p text:style-name="P8">Verificar que todas las dependencias están disponibles</text:p>
        </text:list-item>
      </text:list>
      <text:h text:style-name="Heading_20_2" text:outline-level="2">8.3. El WAR no se despliega en Tomcat</text:h>
      <text:p text:style-name="P10"><text:span text:style-name="T7">Síntoma:</text:span></text:p>
      <text:p text:style-name="Standard">El archivo WAR está en la carpeta compartida pero Tomcat no lo despliega.</text:p>
      <text:p text:style-name="P15"><text:span text:style-name="T7">Soluciones:</text:span></text:p>
      <text:list text:continue-numbering="true" text:style-name="WWNum3">
        <text:list-item>
          <text:p text:style-name="P8">Verificar que el volumen está correctamente montado:</text:p>
        </text:list-item>
      </text:list>
      <text:p text:style-name="Code_20_Block">docker inspect tomcat9</text:p>
      <text:list text:continue-numbering="true" text:style-name="WWNum3">
        <text:list-item>
          <text:p text:style-name="P16">Revisar logs de Tomcat para ver errores de despliegue</text:p>
        </text:list-item>
        <text:list-item>
          <text:p text:style-name="P8">Verificar permisos del archivo WAR</text:p>
        </text:list-item>
        <text:list-item>
          <text:p text:style-name="P8">Reiniciar Tomcat: docker restart tomcat9</text:p>
        </text:list-item>
        <text:list-item>
          <text:p text:style-name="P8">Copiar manualmente el WAR si es necesario:</text:p>
        </text:list-item>
      </text:list>
      <text:p text:style-name="Code_20_Block">docker cp D:\VolumenDocker\Tomcat\CalculadoraWeb.war tomcat9:/usr/local/tomcat/webapps/</text:p>
      <text:h text:style-name="Heading_20_2" text:outline-level="2"><text:soft-page-break/>8.4. Error 404 al acceder a la aplicación</text:h>
      <text:p text:style-name="P10"><text:span text:style-name="T7">Síntoma:</text:span></text:p>
      <text:p text:style-name="Standard">La URL http://localhost:8080/CalculadoraWeb devuelve error 404.</text:p>
      <text:p text:style-name="P15"><text:span text:style-name="T7">Soluciones:</text:span></text:p>
      <text:list text:continue-numbering="true" text:style-name="WWNum3">
        <text:list-item>
          <text:p text:style-name="P8">Verificar que el WAR se desplegó correctamente</text:p>
        </text:list-item>
        <text:list-item>
          <text:p text:style-name="P8">Comprobar que existe la carpeta en webapps:</text:p>
        </text:list-item>
      </text:list>
      <text:p text:style-name="Code_20_Block">docker exec tomcat9 ls -la /usr/local/tomcat/webapps</text:p>
      <text:list text:continue-numbering="true" text:style-name="WWNum3">
        <text:list-item>
          <text:p text:style-name="P16">Verificar el nombre del contexto en el WAR</text:p>
        </text:list-item>
        <text:list-item>
          <text:p text:style-name="P8">Acceder primero a http://localhost:8080 para ver aplicaciones disponibles</text:p>
        </text:list-item>
      </text:list>
      <text:h text:style-name="Heading_20_2" text:outline-level="2">8.5. Puerto ya en uso</text:h>
      <text:p text:style-name="P10"><text:span text:style-name="T7">Síntoma:</text:span></text:p>
      <text:p text:style-name="Standard">Error al crear contenedor: \"port is already allocated\".</text:p>
      <text:p text:style-name="P15"><text:span text:style-name="T7">Soluciones:</text:span></text:p>
      <text:list text:continue-numbering="true" text:style-name="WWNum3">
        <text:list-item>
          <text:p text:style-name="P8">Verificar qué está usando el puerto:</text:p>
        </text:list-item>
      </text:list>
      <text:p text:style-name="Code_20_Block">netstat -ano | findstr :8080</text:p>
      <text:list text:continue-numbering="true" text:style-name="WWNum3">
        <text:list-item>
          <text:p text:style-name="P16">Cerrar la aplicación que usa ese puerto</text:p>
        </text:list-item>
        <text:list-item>
          <text:p text:style-name="P8">O cambiar el puerto del contenedor: -p 8090:8080</text:p>
        </text:list-item>
      </text:list>
      <text:p text:style-name="Standard"/>
      <text:h text:style-name="P5" text:outline-level="1">9. Conclusiones</text:h>
      <text:p text:style-name="P7">Este proyecto ha demostrado cómo implementar un entorno de integración continua completo utilizando contenedores Docker. La arquitectura de microservicios proporciona las siguientes ventajas:</text:p>
      <text:h text:style-name="Heading_20_2" text:outline-level="2">9.1. Ventajas de la solución</text:h>
      <text:list text:continue-numbering="true" text:style-name="WWNum3">
        <text:list-item>
          <text:p text:style-name="P8"><text:span text:style-name="T7">Aislamiento:</text:span> Cada servicio corre en su propio contenedor independiente</text:p>
        </text:list-item>
        <text:list-item>
          <text:p text:style-name="P8"><text:span text:style-name="T7">Portabilidad:</text:span> La configuración funciona en cualquier sistema con Docker</text:p>
        </text:list-item>
        <text:list-item>
          <text:p text:style-name="P8"><text:span text:style-name="T7">Escalabilidad:</text:span> Fácil agregar más contenedores o servicios</text:p>
        </text:list-item>
        <text:list-item>
          <text:p text:style-name="P8"><text:span text:style-name="T7">Automatización:</text:span> Jenkins automatiza todo el proceso de compilación y despliegue</text:p>
        </text:list-item>
        <text:list-item>
          <text:p text:style-name="P8"><text:span text:style-name="T7">Mantenimiento:</text:span> Los contenedores son fáciles de actualizar y gestionar</text:p>
        </text:list-item>
      </text:list>
      <text:h text:style-name="Heading_20_2" text:outline-level="2">9.2. Posibles mejoras futuras</text:h>
      <text:list text:continue-numbering="true" text:style-name="WWNum3">
        <text:list-item>
          <text:p text:style-name="P8">Implementar Docker Compose para gestionar múltiples contenedores</text:p>
        </text:list-item>
        <text:list-item>
          <text:p text:style-name="P8">Añadir pruebas automatizadas en el pipeline de Jenkins</text:p>
        </text:list-item>
        <text:list-item>
          <text:p text:style-name="P8">Configurar webhooks para despliegue automático al hacer commits</text:p>
        </text:list-item>
        <text:list-item>
          <text:p text:style-name="P8">Implementar monitoreo y alertas de los contenedores</text:p>
        </text:list-item>
        <text:list-item>
          <text:p text:style-name="P8">Añadir un contenedor de base de datos (MySQL/PostgreSQL)</text:p>
        </text:list-item>
        <text:list-item>
          <text:p text:style-name="P8">Configurar HTTPS para conexiones seguras</text:p>
        </text:list-item>
      </text:list>
      <text:h text:style-name="Heading_20_2" text:outline-level="2">9.3. Conocimientos adquiridos</text:h>
      <text:p text:style-name="P10">A través de este proyecto se han adquirido conocimientos fundamentales sobre:</text:p>
      <text:list text:continue-numbering="true" text:style-name="WWNum3">
        <text:list-item>
          <text:p text:style-name="P8">Gestión de contenedores Docker</text:p>
        </text:list-item>
        <text:list-item>
          <text:p text:style-name="P8">Configuración de servidores Jenkins y Tomcat</text:p>
        </text:list-item>
        <text:list-item>
          <text:p text:style-name="P8">Automatización de procesos de construcción y despliegue</text:p>
        </text:list-item>
        <text:list-item>
          <text:p text:style-name="P8">Arquitectura de microservicios</text:p>
        </text:list-item>
        <text:list-item>
          <text:p text:style-name="P8">Resolución de problemas en entornos contenerizados</text:p>
        </text:list-item>
        <text:list-item>
          <text:p text:style-name="P8">Gestión de volúmenes y persistencia de datos</text:p>
        </text:list-item>
      </text:list>
      <text:p text:style-name="P17"/>
      <text:p text:style-name="P3"><text:span text:style-name="T9">--- Fin del documento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false" style:font-name-asian="Calibri2" style:font-size-asian="12pt" style:language-asian="zh" style:country-asian="CN" style:font-name-complex="Calibri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2pt" fo:language="es" fo:country="ES" style:letter-kerning="false" style:font-name-asian="Calibri2" style:font-size-asian="12pt" style:language-asian="zh" style:country-asian="CN" style:font-name-complex="Calib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class="chapter">
      <style:text-properties fo:font-size="28pt" style:font-size-asian="28pt" style:font-size-complex="28pt"/>
    </style:style>
    <style:style style:name="Heading_20_1" style:display-name="Heading 1" style:family="paragraph" style:parent-style-name="Heading" style:default-outline-level="1" style:list-style-name="" style:class="chapter">
      <style:paragraph-properties fo:margin-top="0.847cm" fo:margin-bottom="0.423cm" style:contextual-spacing="false"/>
      <style:text-properties fo:color="#2e75b6" loext:opacity="100%" style:font-name="Calibri1" fo:font-family="Calibri" style:font-family-generic="swiss"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8pt" style:font-weight-complex="bold"/>
    </style:style>
    <style:style style:name="Heading_20_2" style:display-name="Heading 2" style:family="paragraph" style:parent-style-name="Heading" style:default-outline-level="2" style:list-style-name="" style:class="chapter">
      <style:paragraph-properties fo:margin-top="0.635cm" fo:margin-bottom="0.318cm" style:contextual-spacing="false"/>
      <style:text-properties fo:color="#2e75b6" loext:opacity="100%" style:font-name="Calibri1" fo:font-family="Calibri" style:font-family-generic="swiss" style:font-pitch="variable" fo:font-size="15pt" fo:font-weight="bold" style:font-name-asian="Calibri2" style:font-family-asian="Calibri" style:font-family-generic-asian="system" style:font-pitch-asian="variable" style:font-size-asian="15pt" style:font-weight-asian="bold" style:font-name-complex="Calibri2" style:font-family-complex="Calibri" style:font-family-generic-complex="system" style:font-pitch-complex="variable" style:font-size-complex="15pt" style:font-weight-complex="bold"/>
    </style:style>
    <style:style style:name="Heading_20_3" style:display-name="Heading 3" style:family="paragraph" style:parent-style-name="Heading" style:default-outline-level="3" style:list-style-name="" style:class="chapter">
      <style:paragraph-properties fo:margin-top="0.423cm" fo:margin-bottom="0.212cm" style:contextual-spacing="false"/>
      <style:text-properties fo:color="#5b9bd5" loext:opacity="100%" style:font-name="Calibri1" fo:font-family="Calibri" style:font-family-generic="swiss" style:font-pitch="variable" fo:font-size="13pt" fo:font-weight="bold" style:font-name-asian="Calibri2" style:font-family-asian="Calibri" style:font-family-generic-asian="system" style:font-pitch-asian="variable" style:font-size-asian="13pt" style:font-weight-asian="bold" style:font-name-complex="Calibri2" style:font-family-complex="Calibri" style:font-family-generic-complex="system" style:font-pitch-complex="variable" style:font-size-complex="13pt" style:font-weight-complex="bold"/>
    </style:style>
    <style:style style:name="Heading_20_4" style:display-name="Heading 4" style:family="paragraph" style:parent-style-name="Heading" style:class="chapter">
      <style:text-properties fo:color="#2e74b5" loext:opacity="100%" fo:font-style="italic" style:font-style-asian="italic" style:font-style-complex="italic"/>
    </style:style>
    <style:style style:name="Heading_20_5" style:display-name="Heading 5" style:family="paragraph" style:parent-style-name="Heading" style:class="chapter">
      <style:text-properties fo:color="#2e74b5" loext:opacity="100%"/>
    </style:style>
    <style:style style:name="Heading_20_6" style:display-name="Heading 6" style:family="paragraph" style:parent-style-name="Heading" style:class="chapter">
      <style:text-properties fo:color="#1f4d78" loext:opacity="100%"/>
    </style:style>
    <style:style style:name="Strong_20_Emphasis" style:display-name="Strong Emphasis" style:family="paragraph">
      <style:text-properties fo:font-weight="bold" style:font-weight-asian="bold" style:font-weight-complex="bold"/>
    </style:style>
    <style:style style:name="List_20_Paragraph" style:display-name="List Paragraph" style:family="paragraph"/>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Code_20_Block" style:display-name="Code Block" style:family="paragraph">
      <loext:graphic-properties draw:fill="solid" draw:fill-color="#f5f5f5"/>
      <style:paragraph-properties fo:margin-top="0.212cm" fo:margin-bottom="0.212cm" style:contextual-spacing="false" fo:background-color="#f5f5f5"/>
      <style:text-properties style:font-name="Consolas" fo:font-family="Consolas" style:font-family-generic="roman" style:font-pitch="variable" fo:font-size="10pt"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Un-named</meta:initial-creator>
    <meta:editing-cycles>2</meta:editing-cycles>
    <meta:creation-date>2026-01-21T12:15:21.674000000</meta:creation-date>
    <dc:date>2026-01-21T14:41:25.840205500</dc:date>
    <meta:generator>LibreOffice/25.2.7.2$Windows_X86_64 LibreOffice_project/5cbfd1ab6520636bb5f7b99185aa69bd7456825d</meta:generator>
    <meta:editing-duration>PT1H7M47S</meta:editing-duration>
    <meta:document-statistic meta:table-count="5" meta:image-count="0" meta:object-count="0" meta:page-count="15" meta:paragraph-count="292" meta:word-count="1788" meta:character-count="12229" meta:non-whitespace-character-count="10850"/>
  </office:meta>
</office:document-meta>
</file>